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b7b7" officeooo:paragraph-rsid="000bb7b7"/>
    </style:style>
    <style:style style:name="P2" style:family="paragraph" style:parent-style-name="Standard">
      <style:text-properties officeooo:rsid="000bb7b7" officeooo:paragraph-rsid="000bd961"/>
    </style:style>
    <style:style style:name="T1" style:family="text">
      <style:text-properties officeooo:rsid="000d682f"/>
    </style:style>
    <style:style style:name="T2" style:family="text">
      <style:text-properties officeooo:rsid="000f6510"/>
    </style:style>
    <style:style style:name="T3" style:family="text">
      <style:text-properties officeooo:rsid="000bd9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udiante : Chêne Arlette</text:p>
      <text:p text:style-name="P1">Num : 20221422</text:p>
      <text:p text:style-name="P1"/>
      <text:p text:style-name="P1">Projet 11 : Assistant de review de code multi-critères</text:p>
      <text:p text:style-name="P1"/>
      <text:p text:style-name="P1">L’idée est de créer une IA dont le rôle est d’assister dans la review de code.</text:p>
      <text:p text:style-name="P1">Cette IA sera utile notamment pour réduire la dette technique lié à de mauvaises lignes de code, et optimiser le code pour le rendre plus maintenable ou économiser des ressources de calcul, ce qui, pour de gros projets, est important.</text:p>
      <text:p text:style-name="P1">Ce projet m’intéresse particulièrement car derrière le projet il va falloir se pencher sur l’automatisation en veille de cyber-sécurité ou des nouvelles technologies, évolution de programmation, et aussi ce pencher sur des critères de bons commentaires.</text:p>
      <text:p text:style-name="P1"/>
      <text:p text:style-name="P2">Les outils utilisés seront VsCode, et en IA chatgpt 4.0 et DeepSeek <text:span text:style-name="T1">(</text:span><text:span text:style-name="T2">prompt </text:span><text:span text:style-name="T1">gratuit </text:span><text:span text:style-name="T2">&amp; illimité </text:span><text:span text:style-name="T1">et je suis pauvre </text:span><text:span text:style-name="T2">donc j’en profite</text:span><text:span text:style-name="T1">) </text:span>pour m’aider à développer le projet. Le projet ce fera <text:span text:style-name="T3">en python, car simple d’écriture pour faire des prémices. </text:span><text:span text:style-name="T2">Le modèle d’IA utilisé pour faire l’assistant est en réflexion.</text:span></text:p>
      <text:p text:style-name="P2"/>
      <text:p text:style-name="P2"><text:span text:style-name="T3">Je ne suis pas sûre de voir pour faire le style, à part vérifier si l’écriture est cohérente (par exemple faire des fonctions en camel_case et en snakeCase pour d’autres, ce qui devrait être puni par la loi) et que cela correspond aux bonnes pratiques;<text:line-break/>Je ne pense pas pouvoir me pencher sur les conventions d’équipes car cela demanderait de se pencher comment font les équipes etc.<text:line-break/><text:line-break/>La principale difficulté je pense que je vais rencontrer va être d’entraîner une IA et de faire un pré-prompt correct, voir de faire plusieurs agents pour ressortir les problèmes lié à un code.<text:line-break/><text:line-break/><text:line-break/></text:span><text:line-break/><text:line-break/><text:line-break/><text:span text:style-name="T3">Adresse du projet :<text:line-break/></text:span><text:a xlink:type="simple" xlink:href="https://github.com/Tatalette/university_m1/tree/main/ProjetDataGateway" text:style-name="Internet_20_link" text:visited-style-name="Visited_20_Internet_20_Link"><text:span text:style-name="T3">https://github.com/Tatalette/university_m1/tree/main/ProjetDataGateway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5:59:01.791798700</meta:creation-date>
    <dc:date>2026-03-02T16:25:34.650572500</dc:date>
    <meta:editing-duration>PT26M31S</meta:editing-duration>
    <meta:editing-cycles>4</meta:editing-cycles>
    <meta:generator>LibreOffice/26.2.1.2$Windows_X86_64 LibreOffice_project/620$Build-2</meta:generator>
    <meta:print-date>2026-03-02T16:09:59.216910900</meta:print-date>
    <meta:printed-by>Fichiers PDF</meta:printed-by>
    <meta:document-statistic meta:table-count="0" meta:image-count="0" meta:object-count="0" meta:page-count="1" meta:paragraph-count="8" meta:word-count="265" meta:character-count="1639" meta:non-whitespace-character-count="1376"/>
  </office:meta>
</office:document-meta>
</file>